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♦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♦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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6LVL2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2" style:parent-style-name="DefaultParagraphFont" style:family="text">
      <style:text-properties style:font-name="Aptos Display" style:font-name-asian="MS Gothic" style:font-name-complex="Times New Roman" fo:font-size="20pt" style:font-size-asian="20pt" style:font-size-complex="20pt"/>
    </style:style>
    <style:style style:name="T3" style:parent-style-name="DefaultParagraphFont" style:family="text">
      <style:text-properties style:font-name="Aptos Display" style:font-name-asian="MS Gothic" style:font-name-complex="Times New Roman" fo:font-size="20pt" style:font-size-asian="20pt" style:font-size-complex="20pt"/>
    </style:style>
    <style:style style:name="T4" style:parent-style-name="DefaultParagraphFont" style:family="text">
      <style:text-properties style:font-name="Aptos Display" style:font-name-asian="MS Gothic" style:font-name-complex="Times New Roman" fo:font-size="20pt" style:font-size-asian="20pt" style:font-size-complex="20pt"/>
    </style:style>
    <style:style style:name="T5" style:parent-style-name="DefaultParagraphFont" style:family="text">
      <style:text-properties style:font-name="Aptos Display" style:font-name-asian="MS Gothic" style:font-name-complex="Times New Roman" fo:font-style="italic" style:font-style-asian="italic" style:font-style-complex="italic" fo:font-size="11pt" style:font-size-asian="11pt" style:font-size-complex="11pt"/>
    </style:style>
    <style:style style:name="T6" style:parent-style-name="DefaultParagraphFont" style:family="text">
      <style:text-properties style:font-name="Aptos Display" style:font-name-asian="MS Gothic" style:font-name-complex="Times New Roman" fo:font-style="italic" style:font-style-asian="italic" style:font-style-complex="italic" fo:font-size="11pt" style:font-size-asian="11pt" style:font-size-complex="11pt"/>
    </style:style>
    <style:style style:name="P7" style:parent-style-name="Normal" style:family="paragraph">
      <style:paragraph-properties fo:text-align="justify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justify"/>
    </style:style>
    <style:style style:name="P11" style:parent-style-name="ListParagraph" style:list-style-name="LFO27" style:family="paragraph">
      <style:paragraph-properties fo:text-align="justify"/>
    </style:style>
    <style:style style:name="P12" style:parent-style-name="ListParagraph" style:list-style-name="LFO27" style:family="paragraph">
      <style:paragraph-properties fo:text-align="justify"/>
    </style:style>
    <style:style style:name="P13" style:parent-style-name="ListParagraph" style:list-style-name="LFO27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ListParagraph" style:list-style-name="LFO25" style:family="paragraph">
      <style:paragraph-properties fo:text-align="justify"/>
    </style:style>
    <style:style style:name="P16" style:parent-style-name="ListParagraph" style:list-style-name="LFO25" style:family="paragraph">
      <style:paragraph-properties fo:text-align="justify"/>
    </style:style>
    <style:style style:name="P17" style:parent-style-name="ListParagraph" style:list-style-name="LFO25" style:family="paragraph">
      <style:paragraph-properties fo:text-align="justify"/>
    </style:style>
    <style:style style:name="P18" style:parent-style-name="ListParagraph" style:family="paragraph">
      <style:paragraph-properties fo:text-align="justify" fo:margin-left="0.25in">
        <style:tab-stops/>
      </style:paragraph-properties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" style:parent-style-name="ListParagraph" style:list-style-name="LFO26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list-style-name="LFO26" style:family="paragraph">
      <style:paragraph-properties fo:text-align="justify"/>
    </style:style>
    <style:style style:name="P27" style:parent-style-name="ListParagraph" style:list-style-name="LFO26" style:family="paragraph">
      <style:paragraph-properties fo:text-align="justify"/>
    </style:style>
    <style:style style:name="P28" style:parent-style-name="ListParagraph" style:family="paragraph">
      <style:paragraph-properties fo:text-align="justify" fo:margin-left="0.75in">
        <style:tab-stops/>
      </style:paragraph-properties>
    </style:style>
    <style:style style:name="P29" style:parent-style-name="ListParagraph" style:list-style-name="LFO26" style:family="paragraph">
      <style:paragraph-properties fo:text-align="justify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list-style-name="LFO26" style:family="paragraph">
      <style:paragraph-properties fo:text-align="justify"/>
    </style:style>
    <style:style style:name="P32" style:parent-style-name="ListParagraph" style:list-style-name="LFO26" style:family="paragraph">
      <style:paragraph-properties fo:text-align="justify"/>
    </style:style>
    <style:style style:name="P33" style:parent-style-name="ListParagraph" style:family="paragraph">
      <style:paragraph-properties fo:text-align="justify" fo:margin-left="0.75in">
        <style:tab-stops/>
      </style:paragraph-properties>
    </style:style>
    <style:style style:name="P34" style:parent-style-name="ListParagraph" style:list-style-name="LFO26" style:family="paragraph">
      <style:paragraph-properties fo:text-align="justify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list-style-name="LFO26" style:family="paragraph">
      <style:paragraph-properties fo:text-align="justify"/>
    </style:style>
    <style:style style:name="P37" style:parent-style-name="ListParagraph" style:family="paragraph">
      <style:paragraph-properties fo:text-align="justify" fo:margin-left="0.75in">
        <style:tab-stops/>
      </style:paragraph-properties>
    </style:style>
    <style:style style:name="P38" style:parent-style-name="ListParagraph" style:list-style-name="LFO26" style:family="paragraph">
      <style:paragraph-properties fo:text-align="justify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list-style-name="LFO26" style:family="paragraph">
      <style:paragraph-properties fo:text-align="justify"/>
    </style:style>
    <style:style style:name="P41" style:parent-style-name="ListParagraph" style:list-style-name="LFO26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ListParagraph" style:list-style-name="LFO18" style:family="paragraph">
      <style:paragraph-properties fo:text-align="justify"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44" style:parent-style-name="ListParagraph" style:list-style-name="LFO7" style:family="paragraph">
      <style:paragraph-properties fo:text-align="justify" fo:margin-bottom="0in"/>
    </style:style>
    <style:style style:name="T45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6" style:parent-style-name="DefaultParagraphFont" style:family="text">
      <style:text-properties style:font-name="Aptos" style:font-name-asian="Aptos" style:font-name-complex="Aptos"/>
    </style:style>
    <style:style style:name="P47" style:parent-style-name="ListParagraph" style:list-style-name="LFO7" style:family="paragraph">
      <style:paragraph-properties fo:text-align="justify" fo:margin-bottom="0in"/>
    </style:style>
    <style:style style:name="T4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P50" style:parent-style-name="ListParagraph" style:list-style-name="LFO7" style:family="paragraph">
      <style:paragraph-properties fo:text-align="justify" fo:margin-bottom="0in"/>
    </style:style>
    <style:style style:name="T5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T53" style:parent-style-name="DefaultParagraphFont" style:family="text">
      <style:text-properties style:font-name="Aptos" style:font-name-asian="Aptos" style:font-name-complex="Aptos"/>
    </style:style>
    <style:style style:name="T54" style:parent-style-name="DefaultParagraphFont" style:family="text">
      <style:text-properties style:font-name="Aptos" style:font-name-asian="Aptos" style:font-name-complex="Aptos"/>
    </style:style>
    <style:style style:name="P55" style:parent-style-name="ListParagraph" style:list-style-name="LFO7" style:family="paragraph">
      <style:paragraph-properties fo:text-align="justify" fo:margin-bottom="0in"/>
    </style:style>
    <style:style style:name="T5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7" style:parent-style-name="DefaultParagraphFont" style:family="text">
      <style:text-properties style:font-name="Aptos" style:font-name-asian="Aptos" style:font-name-complex="Aptos"/>
    </style:style>
    <style:style style:name="P58" style:parent-style-name="ListParagraph" style:list-style-name="LFO18" style:family="paragraph">
      <style:paragraph-properties fo:text-align="justify"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59" style:parent-style-name="ListParagraph" style:list-style-name="LFO6" style:family="paragraph">
      <style:paragraph-properties fo:text-align="justify" fo:margin-bottom="0in"/>
    </style:style>
    <style:style style:name="T6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1" style:parent-style-name="DefaultParagraphFont" style:family="text">
      <style:text-properties style:font-name="Aptos" style:font-name-asian="Aptos" style:font-name-complex="Aptos"/>
    </style:style>
    <style:style style:name="P62" style:parent-style-name="ListParagraph" style:list-style-name="LFO6" style:family="paragraph">
      <style:paragraph-properties fo:text-align="justify" fo:margin-bottom="0in"/>
    </style:style>
    <style:style style:name="T6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P65" style:parent-style-name="ListParagraph" style:list-style-name="LFO6" style:family="paragraph">
      <style:paragraph-properties fo:text-align="justify" fo:margin-bottom="0in"/>
    </style:style>
    <style:style style:name="T6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7" style:parent-style-name="DefaultParagraphFont" style:family="text">
      <style:text-properties style:font-name="Aptos" style:font-name-asian="Aptos" style:font-name-complex="Aptos"/>
    </style:style>
    <style:style style:name="P68" style:parent-style-name="ListParagraph" style:list-style-name="LFO18" style:family="paragraph">
      <style:paragraph-properties fo:text-align="justify"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9" style:parent-style-name="ListParagraph" style:list-style-name="LFO5" style:family="paragraph">
      <style:paragraph-properties fo:text-align="justify" fo:margin-bottom="0in"/>
    </style:style>
    <style:style style:name="T7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ListParagraph" style:list-style-name="LFO5" style:family="paragraph">
      <style:paragraph-properties fo:text-align="justify" fo:margin-bottom="0in"/>
    </style:style>
    <style:style style:name="T7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DefaultParagraphFont" style:family="text">
      <style:text-properties style:font-name="Aptos" style:font-name-asian="Aptos" style:font-name-complex="Aptos"/>
    </style:style>
    <style:style style:name="P75" style:parent-style-name="ListParagraph" style:list-style-name="LFO5" style:family="paragraph">
      <style:paragraph-properties fo:text-align="justify" fo:margin-bottom="0in"/>
    </style:style>
    <style:style style:name="T7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ListParagraph" style:list-style-name="LFO18" style:family="paragraph">
      <style:paragraph-properties fo:text-align="justify"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79" style:parent-style-name="ListParagraph" style:list-style-name="LFO4" style:family="paragraph">
      <style:paragraph-properties fo:text-align="justify" fo:margin-bottom="0in"/>
    </style:style>
    <style:style style:name="T8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P82" style:parent-style-name="ListParagraph" style:list-style-name="LFO4" style:family="paragraph">
      <style:paragraph-properties fo:text-align="justify" fo:margin-bottom="0in"/>
    </style:style>
    <style:style style:name="T8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4" style:parent-style-name="DefaultParagraphFont" style:family="text">
      <style:text-properties style:font-name="Aptos" style:font-name-asian="Aptos" style:font-name-complex="Aptos"/>
    </style:style>
    <style:style style:name="P85" style:parent-style-name="ListParagraph" style:list-style-name="LFO4" style:family="paragraph">
      <style:paragraph-properties fo:text-align="justify" fo:margin-bottom="0in"/>
    </style:style>
    <style:style style:name="T8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87" style:parent-style-name="DefaultParagraphFont" style:family="text">
      <style:text-properties style:font-name="Aptos" style:font-name-asian="Aptos" style:font-name-complex="Aptos"/>
    </style:style>
    <style:style style:name="P88" style:parent-style-name="ListParagraph" style:list-style-name="LFO18" style:family="paragraph">
      <style:paragraph-properties fo:text-align="justify"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9" style:parent-style-name="ListParagraph" style:list-style-name="LFO3" style:family="paragraph">
      <style:paragraph-properties fo:text-align="justify" fo:margin-bottom="0in"/>
    </style:style>
    <style:style style:name="T9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1" style:parent-style-name="DefaultParagraphFont" style:family="text">
      <style:text-properties style:font-name="Aptos" style:font-name-asian="Aptos" style:font-name-complex="Aptos"/>
    </style:style>
    <style:style style:name="P92" style:parent-style-name="ListParagraph" style:list-style-name="LFO3" style:family="paragraph">
      <style:paragraph-properties fo:text-align="justify" fo:margin-bottom="0in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4" style:parent-style-name="DefaultParagraphFont" style:family="text">
      <style:text-properties style:font-name="Aptos" style:font-name-asian="Aptos" style:font-name-complex="Aptos"/>
    </style:style>
    <style:style style:name="P95" style:parent-style-name="ListParagraph" style:list-style-name="LFO3" style:family="paragraph">
      <style:paragraph-properties fo:text-align="justify" fo:margin-bottom="0in"/>
    </style:style>
    <style:style style:name="T9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7" style:parent-style-name="DefaultParagraphFont" style:family="text">
      <style:text-properties style:font-name="Aptos" style:font-name-asian="Aptos" style:font-name-complex="Aptos"/>
    </style:style>
    <style:style style:name="P98" style:parent-style-name="ListParagraph" style:list-style-name="LFO18" style:family="paragraph">
      <style:paragraph-properties fo:text-align="justify" fo:margin-top="0.1666in" fo:margin-bottom="0.1666in"/>
    </style:style>
    <style:style style:name="T9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0" style:parent-style-name="DefaultParagraphFont" style:family="text">
      <style:text-properties style:font-name="Aptos" style:font-name-asian="Aptos" style:font-name-complex="Aptos"/>
    </style:style>
    <style:style style:name="P101" style:parent-style-name="ListParagraph" style:list-style-name="LFO2" style:family="paragraph">
      <style:paragraph-properties fo:text-align="justify" fo:margin-bottom="0in"/>
    </style:style>
    <style:style style:name="T10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3" style:parent-style-name="DefaultParagraphFont" style:family="text">
      <style:text-properties style:font-name="Aptos" style:font-name-asian="Aptos" style:font-name-complex="Aptos"/>
    </style:style>
    <style:style style:name="T10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5" style:parent-style-name="DefaultParagraphFont" style:family="text">
      <style:text-properties style:font-name="Aptos" style:font-name-asian="Aptos" style:font-name-complex="Aptos"/>
    </style:style>
    <style:style style:name="P106" style:parent-style-name="ListParagraph" style:list-style-name="LFO2" style:family="paragraph">
      <style:paragraph-properties fo:text-align="justify" fo:margin-bottom="0in"/>
    </style:style>
    <style:style style:name="T107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08" style:parent-style-name="DefaultParagraphFont" style:family="text">
      <style:text-properties style:font-name="Aptos" style:font-name-asian="Aptos" style:font-name-complex="Aptos"/>
    </style:style>
    <style:style style:name="P109" style:parent-style-name="ListParagraph" style:list-style-name="LFO2" style:family="paragraph">
      <style:paragraph-properties fo:text-align="justify" fo:margin-bottom="0in"/>
    </style:style>
    <style:style style:name="T1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1" style:parent-style-name="DefaultParagraphFont" style:family="text">
      <style:text-properties style:font-name="Aptos" style:font-name-asian="Aptos" style:font-name-complex="Aptos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P116" style:parent-style-name="Normal" style:family="paragraph">
      <style:paragraph-properties fo:text-align="justify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text-align="justify"/>
    </style:style>
    <style:style style:name="P119" style:parent-style-name="ListParagraph" style:list-style-name="LFO24" style:family="paragraph">
      <style:paragraph-properties fo:text-align="justify"/>
    </style:style>
    <style:style style:name="P120" style:parent-style-name="ListParagraph" style:list-style-name="LFO24" style:family="paragraph">
      <style:paragraph-properties fo:text-align="justify"/>
    </style:style>
    <style:style style:name="P121" style:parent-style-name="ListParagraph" style:list-style-name="LFO24" style:family="paragraph">
      <style:paragraph-properties fo:text-align="justify"/>
    </style:style>
    <style:style style:name="P122" style:parent-style-name="ListParagraph" style:list-style-name="LFO24" style:family="paragraph">
      <style:paragraph-properties fo:text-align="justify"/>
    </style:style>
    <style:style style:name="P123" style:parent-style-name="Normal" style:family="paragraph">
      <style:paragraph-properties fo:text-align="justify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P126" style:parent-style-name="Normal" style:family="paragraph">
      <style:paragraph-properties fo:text-align="justify"/>
    </style:style>
    <style:style style:name="P127" style:parent-style-name="Normal" style:family="paragraph">
      <style:paragraph-properties fo:text-align="justify"/>
    </style:style>
    <style:style style:name="P128" style:parent-style-name="Normal" style:family="paragraph">
      <style:paragraph-properties fo:text-align="justify"/>
    </style:style>
    <style:style style:name="P129" style:parent-style-name="ListParagraph" style:list-style-name="LFO23" style:family="paragraph">
      <style:paragraph-properties fo:text-align="justify"/>
    </style:style>
    <style:style style:name="P130" style:parent-style-name="ListParagraph" style:list-style-name="LFO23" style:family="paragraph">
      <style:paragraph-properties fo:text-align="justify"/>
    </style:style>
    <style:style style:name="P131" style:parent-style-name="ListParagraph" style:list-style-name="LFO23" style:family="paragraph">
      <style:paragraph-properties fo:text-align="justify"/>
    </style:style>
    <style:style style:name="P13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Normal" style:family="paragraph">
      <style:paragraph-properties fo:text-align="justify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ListParagraph" style:list-style-name="LFO1" style:family="paragraph">
      <style:paragraph-properties fo:text-align="justify"/>
    </style:style>
    <style:style style:name="P141" style:parent-style-name="ListParagraph" style:list-style-name="LFO1" style:family="paragraph">
      <style:paragraph-properties fo:text-align="justify"/>
    </style:style>
    <style:style style:name="P142" style:parent-style-name="ListParagraph" style:list-style-name="LFO1" style:family="paragraph">
      <style:paragraph-properties fo:text-align="justify"/>
    </style:style>
    <style:style style:name="P143" style:parent-style-name="ListParagraph" style:list-style-name="LFO1" style:family="paragraph">
      <style:paragraph-properties fo:text-align="justify"/>
    </style:style>
    <style:style style:name="P144" style:parent-style-name="ListParagraph" style:list-style-name="LFO1" style:family="paragraph">
      <style:paragraph-properties fo:text-align="justify"/>
    </style:style>
    <style:style style:name="P145" style:parent-style-name="ListParagraph" style:list-style-name="LFO1" style:family="paragraph">
      <style:paragraph-properties fo:text-align="justify"/>
    </style:style>
    <style:style style:name="T14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7" style:parent-style-name="ListParagraph" style:list-style-name="LFO1" style:family="paragraph">
      <style:paragraph-properties fo:text-align="justify"/>
    </style:style>
    <style:style style:name="P14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4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3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5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6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TableColumn162" style:family="table-column">
      <style:table-column-properties style:column-width="0.5833in" style:use-optimal-column-width="false"/>
    </style:style>
    <style:style style:name="TableColumn163" style:family="table-column">
      <style:table-column-properties style:column-width="5.7708in" style:use-optimal-column-width="false"/>
    </style:style>
    <style:style style:name="TableColumn164" style:family="table-column">
      <style:table-column-properties style:column-width="1.1458in" style:use-optimal-column-width="false"/>
    </style:style>
    <style:style style:name="Table161" style:family="table">
      <style:table-properties style:width="7.5in" fo:margin-left="0in" table:align="left"/>
    </style:style>
    <style:style style:name="TableRow165" style:family="table-row">
      <style:table-row-properties style:min-row-height="0.2083in"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Row172" style:family="table-row">
      <style:table-row-properties style:min-row-height="0.2083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P184" style:parent-style-name="ListParagraph" style:list-style-name="LFO49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Row187" style:family="table-row">
      <style:table-row-properties style:min-row-height="0.2083in"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P192" style:parent-style-name="ListParagraph" style:list-style-name="LFO48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P200" style:parent-style-name="ListParagraph" style:list-style-name="LFO47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P208" style:parent-style-name="ListParagraph" style:list-style-name="LFO46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8" style:family="table-row">
      <style:table-row-properties style:min-row-height="0.2083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P223" style:parent-style-name="ListParagraph" style:list-style-name="LFO45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</style:style>
    <style:style style:name="TableRow226" style:family="table-row">
      <style:table-row-properties style:min-row-height="0.2083in" style:use-optimal-row-height="false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P231" style:parent-style-name="ListParagraph" style:list-style-name="LFO44" style:family="paragraph">
      <style:paragraph-properties fo:margin-bottom="0in" fo:line-height="100%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Row234" style:family="table-row">
      <style:table-row-properties style:min-row-height="0.2083in"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P239" style:parent-style-name="ListParagraph" style:list-style-name="LFO43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Row242" style:family="table-row">
      <style:table-row-properties style:min-row-height="0.2083in"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P247" style:parent-style-name="ListParagraph" style:list-style-name="LFO42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Row250" style:family="table-row">
      <style:table-row-properties style:min-row-height="0.4687in" style:use-optimal-row-height="fals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P255" style:parent-style-name="ListParagraph" style:list-style-name="LFO41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</style:style>
    <style:style style:name="TableRow258" style:family="table-row">
      <style:table-row-properties style:min-row-height="2.5729in" style:use-optimal-row-height="fals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Row265" style:family="table-row">
      <style:table-row-properties style:min-row-height="0.2083in"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72" style:family="table-row">
      <style:table-row-properties style:min-row-height="0.2083in"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P277" style:parent-style-name="ListParagraph" style:list-style-name="LFO40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Row280" style:family="table-row">
      <style:table-row-properties style:min-row-height="0.2083in"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P285" style:parent-style-name="ListParagraph" style:list-style-name="LFO39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ableRow288" style:family="table-row">
      <style:table-row-properties style:min-row-height="0.2083in" style:use-optimal-row-height="fals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P293" style:parent-style-name="ListParagraph" style:list-style-name="LFO38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ableRow296" style:family="table-row">
      <style:table-row-properties style:min-row-height="0.2083in" style:use-optimal-row-height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P301" style:parent-style-name="ListParagraph" style:list-style-name="LFO37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ableRow304" style:family="table-row">
      <style:table-row-properties style:min-row-height="0.2083in" style:use-optimal-row-height="fals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P309" style:parent-style-name="ListParagraph" style:list-style-name="LFO36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P317" style:parent-style-name="ListParagraph" style:list-style-name="LFO35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Row320" style:family="table-row">
      <style:table-row-properties style:min-row-height="0.2083in"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27" style:family="table-row">
      <style:table-row-properties style:min-row-height="0.2083in"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P332" style:parent-style-name="ListParagraph" style:list-style-name="LFO34" style:family="paragraph">
      <style:paragraph-properties fo:margin-bottom="0in" fo:line-height="100%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Row335" style:family="table-row">
      <style:table-row-properties style:min-row-height="0.2083in"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P340" style:parent-style-name="ListParagraph" style:list-style-name="LFO33" style:family="paragraph">
      <style:paragraph-properties fo:margin-bottom="0in" fo:line-height="100%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fo:text-align="center" fo:margin-bottom="0in" fo:line-height="100%"/>
    </style:style>
    <style:style style:name="TableRow343" style:family="table-row">
      <style:table-row-properties style:min-row-height="0.2083in"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P348" style:parent-style-name="ListParagraph" style:list-style-name="LFO32" style:family="paragraph">
      <style:paragraph-properties fo:margin-bottom="0in" fo:line-height="100%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Row351" style:family="table-row">
      <style:table-row-properties style:min-row-height="0.2083in" style:use-optimal-row-height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P356" style:parent-style-name="ListParagraph" style:list-style-name="LFO31" style:family="paragraph">
      <style:paragraph-properties fo:margin-bottom="0in" fo:line-height="100%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Row359" style:family="table-row">
      <style:table-row-properties style:min-row-height="0.2083in" style:use-optimal-row-height="false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P364" style:parent-style-name="ListParagraph" style:list-style-name="LFO29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Row367" style:family="table-row">
      <style:table-row-properties style:min-row-height="0.6562in" style:use-optimal-row-height="fals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P372" style:parent-style-name="ListParagraph" style:list-style-name="LFO28" style:family="paragraph">
      <style:paragraph-properties fo:margin-bottom="0in" fo:line-height="100%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 fo:line-height="100%"/>
    </style:style>
    <style:style style:name="TableRow375" style:family="table-row">
      <style:table-row-properties style:min-row-height="0.2083in" style:use-optimal-row-height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82" style:family="table-row">
      <style:table-row-properties style:min-row-height="0.2083in" style:use-optimal-row-height="false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family="graphic" style:name="a0">
      <style:graphic-properties draw:fill="none" draw:stroke="solid" svg:stroke-width="0.00694in" svg:stroke-color="#156082" svg:stroke-opacity="100%" draw:stroke-linejoin="miter" svg:stroke-linecap="butt"/>
    </style:style>
  </office:automatic-styles>
  <office:body>
    <office:text text:use-soft-page-breaks="true">
      <text:p text:style-name="P1">New<text:s/>Group 40 – User Interfaces</text:p>
      <text:p text:style-name="Normal"><text:span text:style-name="T2">User Interfaces Coursework<text:s/></text:span><text:bookmark-start text:name="_Int_w5SQLNU2"/><text:span text:style-name="T3">3 :</text:span><text:bookmark-end text:name="_Int_w5SQLNU2"/><text:span text:style-name="T4"><text:s/>A Qt-based Desktop Application for Viewing Water Pollutant Levels in Different Geographical Areas</text:span><text:line-break/><text:span text:style-name="T5">Del Brocco, A., Onions, T.,<text:s/></text:span><text:span text:style-name="T6">Zhi Qeng, C., Soleil, C., Smith, K.</text:span></text:p>
      <text:p text:style-name="Normal"><draw:connector draw:type="line" svg:x1="0in" svg:y1="0.01597in" svg:x2="7.56111in" svg:y2="0in" draw:id="id0" draw:style-name="a0" draw:name="Straight Arrow Connector 1" text:anchor-type="as-char"><svg:title/><svg:desc/></draw:connector></text:p>
      <text:p text:style-name="P7"><text:span text:style-name="T8">Abstract:</text:span><text:s/>The objective of the project is to develop a Qt-based desktop application that visualises UK/EU water quality data, with an emphasis on accessibility, internationalisation, and clear data presentation.<text:s/>The application is essentially about viewing water pollution levels,<text:s/>what pollutants make up these levels, and if they meet the UK/EU requirements.</text:p>
      <text:p text:style-name="P9">Overview</text:p>
      <text:p text:style-name="P10">The project will be<text:s/>delivered in three, partially concurrent<text:s/>parts:</text:p>
      <text:list text:style-name="LFO27" text:continue-numbering="true">
        <text:list-item>
          <text:p text:style-name="P11">Implementation of<text:s/>Application : The Qt desktop application</text:p>
        </text:list-item>
        <text:list-item>
          <text:p text:style-name="P12">Final Report : A six-page report detailing the process, findings, feedback and final product</text:p>
        </text:list-item>
        <text:list-item>
          <text:p text:style-name="P13">Videos : Three videos of each implementation cycles, and a short final product video</text:p>
        </text:list-item>
      </text:list>
      <text:p text:style-name="P14">As well as this, the<text:s/>app’s design<text:s/>will<text:s/>be user friendly to a variety of audiences, but specifically:</text:p>
      <text:list text:style-name="LFO25" text:continue-numbering="true">
        <text:list-item>
          <text:p text:style-name="P15">Enviromental Researchers ~ accessing data and looking for trends</text:p>
        </text:list-item>
        <text:list-item>
          <text:p text:style-name="P16">Policymakers ~ Viewing summary dashboards to make informed decisions</text:p>
        </text:list-item>
        <text:list-item>
          <text:p text:style-name="P17">General Public ~ Quickly interpret pollutant levels without needing in-depth analysis</text:p>
        </text:list-item>
      </text:list>
      <text:p text:style-name="P18"/>
      <text:p text:style-name="P19"><text:span text:style-name="T20">Requirements</text:span></text:p>
      <text:p text:style-name="P21">The main purpose of the<text:s/>application<text:s/>is simplifying the process for users to explore, evaluate and identify geographic<text:s/>patterns<text:s/>of water pollution levels with respect to UK/EU standards.<text:s/>This makes the main functionality of the application the accuracy, and the<text:s/>utility of it methods of data visualisation, with respect to the UK/EU regulation.<text:s/>Principly<text:s/>the application<text:s/>provides visualisation for a broader understanding of the data, in a geographical context, alongside providing the data for reference.</text:p>
      <text:p text:style-name="P22">This makes the<text:s/>application have<text:s/><text:span text:style-name="T23">four</text:span><text:s/>principle<text:s/>functional<text:s/>requirements:</text:p>
      <text:list text:style-name="LFO26" text:continue-numbering="true">
        <text:list-item>
          <text:p text:style-name="P24"><text:span text:style-name="T25">Data Visualisation</text:span><text:s/>:<text:s/>Graphs and filters should be applicable to the data, allowing the user to compare geographical locations with respect to their water levels, or say, list all of the<text:s/>areas which are below the UK/EU threshold.<text:s/></text:p>
          <text:list text:continue-numbering="true">
            <text:list-item>
              <text:p text:style-name="P26">Use intuitive visualisations, such as time-series and bar charts, to present pollutant levels over time, and compare pollutant levels across difference geographical locations.</text:p>
            </text:list-item>
            <text:list-item>
              <text:p text:style-name="P27">Implement a traffic-light colour scheme to indicate whether pollutant levels fall within, safe, thresholding or exceeded limits, with<text:s/>respect<text:s/>to regulation.</text:p>
            </text:list-item>
          </text:list>
        </text:list-item>
      </text:list>
      <text:p text:style-name="P28"/>
      <text:list text:style-name="LFO26" text:continue-numbering="true">
        <text:list-item>
          <text:p text:style-name="P29"><text:span text:style-name="T30">Compliance with UK/EU regulation</text:span><text:s/>:<text:s/>Data should be presented and formatted such that it highlights its relevance to the UK/EU thresholds i.e. Green, the level of pollutants present in the water are well below UK/EU standards; Amber, the levels are nearing the threshold; Red, the levels are above UK/EU standards.</text:p>
          <text:list text:continue-numbering="true">
            <text:list-item>
              <text:p text:style-name="P31">Clearly display whether pollutant levels are within UK/EU safety standards.</text:p>
            </text:list-item>
            <text:list-item>
              <text:p text:style-name="P32">Allow users to filter data by pollutant type, location or compliance.</text:p>
            </text:list-item>
          </text:list>
        </text:list-item>
      </text:list>
      <text:p text:style-name="P33"/>
      <text:list text:style-name="LFO26" text:continue-numbering="true">
        <text:list-item>
          <text:p text:style-name="P34"><text:span text:style-name="T35">Interactive Map</text:span><text:s/>: (optional) Coloured coded markers to be placed on the geographical locations themselves, on a map, as an alternate way of representing the data.</text:p>
          <text:list text:continue-numbering="true">
            <text:list-item>
              <text:p text:style-name="P36">Create a map to highlight geographic hotspots with colour-coded markers.</text:p>
            </text:list-item>
          </text:list>
        </text:list-item>
      </text:list>
      <text:p text:style-name="P37"/>
      <text:list text:style-name="LFO26" text:continue-numbering="true">
        <text:list-item>
          <text:p text:style-name="P38"><text:span text:style-name="T39">Accessibility</text:span><text:s/>: Meet basic standards for colour contrasts, screen-reading, and keyboard navigation. This also includes the il8n options for input of other languages, since this project is supposed to be for an international audience.</text:p>
          <text:list text:continue-numbering="true">
            <text:list-item>
              <text:p text:style-name="P40">Ensure an accessible experience that meets basic accessibility standards</text:p>
            </text:list-item>
            <text:list-item>
              <text:p text:style-name="P41">Include internationalisation options to make the app accessible to non-English speakers.</text:p>
            </text:list-item>
          </text:list>
        </text:list-item>
      </text:list>
      <text:p text:style-name="P42">This will be achieved<text:s/>throughout six<text:s/>principal<text:s/>pages, being:</text:p>
      <text:list text:style-name="LFO18" text:continue-numbering="true">
        <text:list-item>
          <text:p text:style-name="P43">Pollutant Overview Page</text:p>
        </text:list-item>
      </text:list>
      <text:list text:style-name="LFO7" text:continue-numbering="true">
        <text:list-item>
          <text:p text:style-name="P44"><text:span text:style-name="T45">Search Function</text:span><text:span text:style-name="T46">: Include a search bar to help people locate pollutants by name.</text:span></text:p>
        </text:list-item>
        <text:list-item>
          <text:p text:style-name="P47"><text:span text:style-name="T48">Visualisation</text:span><text:span text:style-name="T49">: Use time-series or bar charts to show pollutant trends over time.</text:span></text:p>
        </text:list-item>
        <text:list-item>
          <text:p text:style-name="P50"><text:span text:style-name="T51">Compliance Indicators</text:span><text:span text:style-name="T52">: Colour-code pollutant levels (e.g., green for<text:s/></text:span><text:bookmark-start text:name="_Int_yoWjKlyp"/><text:span text:style-name="T53">safe</text:span><text:bookmark-end text:name="_Int_yoWjKlyp"/><text:span text:style-name="T54">, amber for caution, red for exceeding safe levels).</text:span></text:p>
        </text:list-item>
        <text:list-item>
          <text:p text:style-name="P55"><text:span text:style-name="T56">Pop-Ups</text:span><text:span text:style-name="T57">: Provide additional information on pollutant risks, compliance status, and safety thresholds when people hover or click on data points.</text:span></text:p>
        </text:list-item>
      </text:list>
      <text:list text:style-name="LFO18" text:continue-numbering="true">
        <text:list-item>
          <text:p text:style-name="P58">Persistent Organic Pollutants (POPs) Page</text:p>
        </text:list-item>
      </text:list>
      <text:list text:style-name="LFO6" text:continue-numbering="true">
        <text:list-item>
          <text:p text:style-name="P59"><text:span text:style-name="T60">Data Trends</text:span><text:span text:style-name="T61">: Use line charts or similar visualisations to show POP levels at various sampling points over time.</text:span></text:p>
        </text:list-item>
        <text:list-item>
          <text:p text:style-name="P62"><text:span text:style-name="T63">Rollover Pop-Ups</text:span><text:span text:style-name="T64">: Include additional information on health risks, monitoring importance, and safety levels.</text:span></text:p>
        </text:list-item>
        <text:list-item>
          <text:p text:style-name="P65"><text:span text:style-name="T66">Compliance Colour-Coding</text:span><text:span text:style-name="T67">: Show compliance with UK/EU safety levels using colour-coded indicators.</text:span></text:p>
        </text:list-item>
      </text:list>
      <text:list text:style-name="LFO18" text:continue-numbering="true">
        <text:list-item>
          <text:p text:style-name="P68">Environmental Litter Indicators Page</text:p>
        </text:list-item>
      </text:list>
      <text:list text:style-name="LFO5" text:continue-numbering="true">
        <text:list-item>
          <text:p text:style-name="P69"><text:span text:style-name="T70">Litter Comparisons</text:span><text:span text:style-name="T71">: Provide comparisons of litter levels across different locations and water body types, using bar or pie charts.</text:span></text:p>
        </text:list-item>
        <text:list-item>
          <text:p text:style-name="P72"><text:span text:style-name="T73">Compliance Indicators</text:span><text:span text:style-name="T74">: Show adherence to EU Bathing Water standards regarding litter presence.</text:span></text:p>
        </text:list-item>
        <text:list-item>
          <text:p text:style-name="P75"><text:span text:style-name="T76">Interactive Elements</text:span><text:span text:style-name="T77">: Allow people to filter by location or type of litter to explore trends.</text:span></text:p>
        </text:list-item>
      </text:list>
      <text:list text:style-name="LFO18" text:continue-numbering="true">
        <text:list-item>
          <text:p text:style-name="P78">Fluorinated Compounds Page</text:p>
        </text:list-item>
      </text:list>
      <text:list text:style-name="LFO4" text:continue-numbering="true">
        <text:list-item>
          <text:p text:style-name="P79"><text:span text:style-name="T80">Map or Time-Series Visualisation</text:span><text:span text:style-name="T81">: Show distribution of fluorinated compounds across sites, using either a map view with colour-coded markers or time-series charts.</text:span></text:p>
        </text:list-item>
        <text:list-item>
          <text:p text:style-name="P82"><text:span text:style-name="T83">Compliance Indicators</text:span><text:span text:style-name="T84">: Use traffic-light colours to indicate levels relative to safety thresholds (e.g., 0.1 µg/L for PFAS).</text:span></text:p>
        </text:list-item>
        <text:list-item>
          <text:p text:style-name="P85"><text:span text:style-name="T86">Rollover Pop-Ups</text:span><text:span text:style-name="T87">: Provide contextual information on PFAS persistence and health/environmental implications.</text:span></text:p>
        </text:list-item>
      </text:list>
      <text:list text:style-name="LFO18" text:continue-numbering="true">
        <text:list-item>
          <text:p text:style-name="P88">Compliance Dashboard</text:p>
        </text:list-item>
      </text:list>
      <text:list text:style-name="LFO3" text:continue-numbering="true">
        <text:list-item>
          <text:p text:style-name="P89"><text:span text:style-name="T90">Summary Cards</text:span><text:span text:style-name="T91">: Display compliance status for each pollutant with a quick colour-coded indicator.</text:span></text:p>
        </text:list-item>
        <text:list-item>
          <text:p text:style-name="P92"><text:span text:style-name="T93">Filters</text:span><text:span text:style-name="T94">: Allow people to filter by location, pollutant, or compliance status to see which areas require attention.</text:span></text:p>
        </text:list-item>
        <text:list-item>
          <text:p text:style-name="P95"><text:span text:style-name="T96">Pop-Up Details</text:span><text:span text:style-name="T97">: Include summaries for non-compliant sites, explaining possible causes or historical data trends.</text:span></text:p>
        </text:list-item>
      </text:list>
      <text:list text:style-name="LFO18" text:continue-numbering="true">
        <text:list-item>
          <text:p text:style-name="P98"><text:span text:style-name="T99">Geographical Hotspots Page</text:span><text:span text:style-name="T100"><text:s/>(Optional for Advanced Implementation)</text:span></text:p>
        </text:list-item>
      </text:list>
      <text:list text:style-name="LFO2" text:continue-numbering="true">
        <text:list-item>
          <text:p text:style-name="P101"><text:span text:style-name="T102">Interactive Map</text:span><text:span text:style-name="T103">: Use<text:s/></text:span><text:span text:style-name="T104">QtLocation</text:span><text:span text:style-name="T105"><text:s/>to display sampling points, with colour-coded markers based on pollutant levels.</text:span></text:p>
        </text:list-item>
        <text:list-item>
          <text:p text:style-name="P106"><text:span text:style-name="T107">Rollover Information</text:span><text:span text:style-name="T108">: Show details for each hotspot, such as pollutant type, recent levels, and compliance status.</text:span></text:p>
        </text:list-item>
        <text:list-item>
          <text:p text:style-name="P109"><text:span text:style-name="T110">Filters</text:span><text:span text:style-name="T111">: Allow filtering by specific pollutant or geographic region to focus on areas of interest.</text:span></text:p>
        </text:list-item>
      </text:list>
      <text:p text:style-name="P112"/>
      <text:p text:style-name="P113">The primary library to be used throughout the project is of course<text:s/><text:span text:style-name="T114">Qt</text:span>, with specific<text:s/>utilisation<text:s/>of the<text:s/><text:span text:style-name="T115">QtCharts</text:span><text:s/>for data visualisation, such as line, bar and pie charts.<text:s/>This library also supports comparisons.</text:p>
      <text:p text:style-name="P116">The other primary library is the<text:s/><text:span text:style-name="T117">CSV Parser</text:span>, which is already provided in the started code.</text:p>
      <text:p text:style-name="P118">There’s also a series of alternate approved libraries that can be used:</text:p>
      <text:list text:style-name="LFO24" text:continue-numbering="true">
        <text:list-item>
          <text:p text:style-name="P119">QtLocation &amp; QtPositioning</text:p>
        </text:list-item>
        <text:list-item>
          <text:p text:style-name="P120">QtSQL</text:p>
        </text:list-item>
        <text:list-item>
          <text:p text:style-name="P121">QtMultimedia</text:p>
        </text:list-item>
        <text:list-item>
          <text:p text:style-name="P122">QtWebView</text:p>
        </text:list-item>
      </text:list>
      <text:p text:style-name="P123">For<text:s/>responsiveness, Qt<text:s/>layout<text:s/>managers such as<text:s/><text:span text:style-name="T124">QVBoxLayout, QHBoxLayout<text:s/></text:span>or<text:span text:style-name="T125"><text:s/>QGridLayou</text:span>t, should be used to make a responsive and adaptable layout. Keep in mind colour contrast, as well as keyboard navigation, and good tag discipline.<text:s/>The whole app should also be touch-screen accessible.</text:p>
      <text:p text:style-name="P126">The language support and internationalisation requirements, are not such that you translate the entire program<text:s/>into<text:s/>other languages, but that you make it easy for future adaptations to include them. Ensure that<text:s/>all of the strings you output are translatable, the app responds appropriately if the locale changes, and optionally some translations in a language of<text:s/>choice to so show internationalisation. The focus is to allow for the support of translatability, rather than doing it yourself.</text:p>
      <text:p text:style-name="P127">The design concept for this<text:s/>coursework<text:s/>is a card-based design layout, where the application is split over<text:s/>different<text:s/>cards, rather than crowding them onto one, as well as including roll-over pop-ups, when a user hovers over<text:s/>a link or tab.</text:p>
      <text:p text:style-name="P128">As a minimum, the project should express:</text:p>
      <text:list text:style-name="LFO23" text:continue-numbering="true">
        <text:list-item>
          <text:p text:style-name="P129">A working dashboard, basic data visualisations for each page, and preliminary compliance indicators, as well as a fully implemented backend, for most of the features.</text:p>
        </text:list-item>
        <text:list-item>
          <text:p text:style-name="P130">Partial or Prototyped features, especially if the focus is on UI and interaction, documenting these elements in the final report.</text:p>
        </text:list-item>
        <text:list-item>
          <text:p text:style-name="P131">Transparent documentation about any<text:s/>challenges, limitations and incomplete features, along with the decisions behind them, outlining what would be needed<text:s/>for<text:s/>full<text:s/>implementation. Honesty and professionalism will be<text:s/>credited.</text:p>
        </text:list-item>
      </text:list>
      <text:p text:style-name="P132">Dataset</text:p>
      <text:p text:style-name="P133">The dataset follows the typical CSV structure, with helpful headings<text:s/>in<text:s/>the first row indicating what each field is. EU/UK compliance can easily be deduced from the dataset from the field<text:s/><text:span text:style-name="T134">“sample.isComplianceSample”,<text:s/></text:span>which is simply a<text:s/>Boolean<text:s/>statement<text:s/>declaring<text:s/>if the<text:s/>sample is compliant, with<text:s/>its<text:s/>location be contained in the penultimate and final<text:s/>columns as<text:s/><text:span text:style-name="T135">“sample.samplingPoint.easting, sample.samplingPoint.Northing”</text:span><text:span text:style-name="T136">,<text:s/></text:span>as well as the common name for the location under<text:s/><text:span text:style-name="T137">“sample.samplingPoint.label”.</text:span><text:span text:style-name="T138"><text:s/></text:span>It’s essential to note that the primary key, per say, for the data is not the actual location, but the determinant, so for instance the first location, Malham Tarn, has about<text:s/><text:span text:style-name="T139">813</text:span><text:s/>entries, each<text:s/>being a description<text:s/>of<text:s/>the potential contaminants.<text:s/>All<text:s/>these<text:s/>entries<text:s/>are essentially identical apart from this, other than perhaps a different timestamp:</text:p>
      <text:list text:style-name="LFO1" text:continue-numbering="true">
        <text:list-item>
          <text:p text:style-name="P140">determinand.label<text:s/>(chemical symbol)</text:p>
        </text:list-item>
        <text:list-item>
          <text:p text:style-name="P141">determinand.definition<text:s/>(chemical name)</text:p>
        </text:list-item>
        <text:list-item>
          <text:p text:style-name="P142">determinand.notation<text:s/>(integer, probably represents element)</text:p>
        </text:list-item>
        <text:list-item>
          <text:p text:style-name="P143">resultQualifier.notation (Sometimes blank, mostly<text:s/>“(symbol for less than)”)</text:p>
        </text:list-item>
        <text:list-item>
          <text:p text:style-name="P144">result (float<text:s/>representation of concentration)</text:p>
        </text:list-item>
        <text:list-item>
          <text:p text:style-name="P145">codedResultInterpretation.interpretation<text:s/><text:span text:style-name="T146">(entire column blank)</text:span></text:p>
        </text:list-item>
        <text:list-item>
          <text:p text:style-name="P147">determinand.unit.label (units of result/concentration)</text:p>
        </text:list-item>
      </text:list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P167">Index</text:p>
          </table:table-cell>
          <table:table-cell table:style-name="TableCell168">
            <text:p text:style-name="P169">Rubric</text:p>
          </table:table-cell>
          <table:table-cell table:style-name="TableCell170">
            <text:p text:style-name="P171">%<text:s/>– In Marks</text:p>
          </table:table-cell>
        </table:table-row>
        <table:table-row table:style-name="TableRow172">
          <table:table-cell table:style-name="TableCell173">
            <text:p text:style-name="P174">1</text:p>
          </table:table-cell>
          <table:table-cell table:style-name="TableCell175">
            <text:p text:style-name="P176">Prototype Quality</text:p>
          </table:table-cell>
          <table:table-cell table:style-name="TableCell177">
            <text:p text:style-name="P178">20% - 17 marks</text:p>
          </table:table-cell>
        </table:table-row>
        <table:table-row table:style-name="TableRow179">
          <table:table-cell table:style-name="TableCell180">
            <text:p text:style-name="P181">a</text:p>
          </table:table-cell>
          <table:table-cell table:style-name="TableCell182">
            <text:p text:style-name="P183">Stability &amp; Functionality<text:s/></text:p>
            <text:list text:style-name="LFO49" text:continue-numbering="true">
              <text:list-item>
                <text:p text:style-name="P184">Assess the application’s overall stability, responsiveness, and freedom from crashes or bugs</text:p>
              </text:list-item>
            </text:list>
          </table:table-cell>
          <table:table-cell table:style-name="TableCell185">
            <text:p text:style-name="P186">3</text:p>
          </table:table-cell>
        </table:table-row>
        <table:table-row table:style-name="TableRow187">
          <table:table-cell table:style-name="TableCell188">
            <text:p text:style-name="P189">b</text:p>
          </table:table-cell>
          <table:table-cell table:style-name="TableCell190">
            <text:p text:style-name="P191">Completeness</text:p>
            <text:list text:style-name="LFO48" text:continue-numbering="true">
              <text:list-item>
                <text:p text:style-name="P192">Evaluate whether the application meets all required features, including dashboard functionality, pollutant<text:s/>pages, and basic accessibility.</text:p>
              </text:list-item>
            </text:list>
          </table:table-cell>
          <table:table-cell table:style-name="TableCell193">
            <text:p text:style-name="P194">3</text:p>
          </table:table-cell>
        </table:table-row>
        <table:table-row table:style-name="TableRow195">
          <table:table-cell table:style-name="TableCell196">
            <text:p text:style-name="P197">c</text:p>
          </table:table-cell>
          <table:table-cell table:style-name="TableCell198">
            <text:p text:style-name="P199">UI<text:s/>&amp; Responsiveness</text:p>
            <text:list text:style-name="LFO47" text:continue-numbering="true">
              <text:list-item>
                <text:p text:style-name="P200">Review the overall design, layout consistency, and responsiveness of the UI, ensuring it adapts smoothly across desktop and tablet screens.<text:s/></text:p>
              </text:list-item>
            </text:list>
          </table:table-cell>
          <table:table-cell table:style-name="TableCell201">
            <text:p text:style-name="P202">5</text:p>
          </table:table-cell>
        </table:table-row>
        <table:table-row table:style-name="TableRow203">
          <table:table-cell table:style-name="TableCell204">
            <text:p text:style-name="P205">d</text:p>
          </table:table-cell>
          <table:table-cell table:style-name="TableCell206">
            <text:p text:style-name="P207">Improvements &amp; Creativity</text:p>
            <text:list text:style-name="LFO46" text:continue-numbering="true">
              <text:list-item>
                <text:p text:style-name="P208">Award marks for creativity and thoughtful improvements made throughout iterations, based on feedback and testing</text:p>
              </text:list-item>
            </text:list>
          </table:table-cell>
          <table:table-cell table:style-name="TableCell209">
            <text:p text:style-name="P210">6</text:p>
          </table:table-cell>
        </table:table-row>
        <table:table-row table:style-name="TableRow211">
          <table:table-cell table:style-name="TableCell212">
            <text:p text:style-name="P213">2</text:p>
          </table:table-cell>
          <table:table-cell table:style-name="TableCell214">
            <text:p text:style-name="P215">Documentation &amp; Report</text:p>
          </table:table-cell>
          <table:table-cell table:style-name="TableCell216">
            <text:p text:style-name="P217">30% - 29 marks</text:p>
          </table:table-cell>
        </table:table-row>
        <table:table-row table:style-name="TableRow218">
          <table:table-cell table:style-name="TableCell219">
            <text:p text:style-name="P220">a</text:p>
          </table:table-cell>
          <table:table-cell table:style-name="TableCell221">
            <text:p text:style-name="P222">Structure &amp; Clarity</text:p>
            <text:list text:style-name="LFO45" text:continue-numbering="true">
              <text:list-item>
                <text:p text:style-name="P223">Assess the report’s overall organisation, coherence, and flow. The report should clearly explain each design choice, feedback, and iteration outcome.</text:p>
              </text:list-item>
            </text:list>
          </table:table-cell>
          <table:table-cell table:style-name="TableCell224">
            <text:p text:style-name="P225">4</text:p>
          </table:table-cell>
        </table:table-row>
        <table:table-row table:style-name="TableRow226">
          <table:table-cell table:style-name="TableCell227">
            <text:p text:style-name="P228">b</text:p>
          </table:table-cell>
          <table:table-cell table:style-name="TableCell229">
            <text:p text:style-name="P230">Arguments &amp; Supporting Information</text:p>
            <text:list text:style-name="LFO44" text:continue-numbering="true">
              <text:list-item>
                <text:p text:style-name="P231">Evaluate the strength of arguments made in the report, with evidence supporting design and implementation decisions.</text:p>
              </text:list-item>
            </text:list>
          </table:table-cell>
          <table:table-cell table:style-name="TableCell232">
            <text:p text:style-name="P233">6</text:p>
          </table:table-cell>
        </table:table-row>
        <table:table-row table:style-name="TableRow234">
          <table:table-cell table:style-name="TableCell235">
            <text:p text:style-name="P236">c</text:p>
          </table:table-cell>
          <table:table-cell table:style-name="TableCell237">
            <text:p text:style-name="P238">Scoping Analysis &amp; Scenario</text:p>
            <text:list text:style-name="LFO43" text:continue-numbering="true">
              <text:list-item>
                <text:p text:style-name="P239">Review the quality of the project’s scoping and scenario analysis, ensuring the project’s focus aligns with monitoring context.</text:p>
              </text:list-item>
            </text:list>
          </table:table-cell>
          <table:table-cell table:style-name="TableCell240">
            <text:p text:style-name="P241">8</text:p>
          </table:table-cell>
        </table:table-row>
        <table:table-row table:style-name="TableRow242">
          <table:table-cell table:style-name="TableCell243">
            <text:p text:style-name="P244">d</text:p>
          </table:table-cell>
          <table:table-cell table:style-name="TableCell245">
            <text:p text:style-name="P246">Application of UI/UX Theory</text:p>
            <text:list text:style-name="LFO42" text:continue-numbering="true">
              <text:list-item>
                <text:p text:style-name="P247">Look for references to relevant UI/UX theories and design principles, applied to design decision and iteration improvements.</text:p>
              </text:list-item>
            </text:list>
          </table:table-cell>
          <table:table-cell table:style-name="TableCell248">
            <text:p text:style-name="P249">6</text:p>
          </table:table-cell>
        </table:table-row>
        <table:table-row table:style-name="TableRow250">
          <table:table-cell table:style-name="TableCell251">
            <text:p text:style-name="P252">e</text:p>
          </table:table-cell>
          <table:table-cell table:style-name="TableCell253">
            <text:p text:style-name="P254">Use of Prototyping Technique</text:p>
            <text:list text:style-name="LFO41" text:continue-numbering="true">
              <text:list-item>
                <text:p text:style-name="P255">Assess the variety and appropriateness of prototypes methods used throughout development, and how these methods<text:s/>informed<text:s/>design choices.</text:p>
              </text:list-item>
            </text:list>
          </table:table-cell>
          <table:table-cell table:style-name="TableCell256">
            <text:p text:style-name="P257">5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</text:p>
          </table:table-cell>
          <table:table-cell table:style-name="TableCell268">
            <text:p text:style-name="P269">Iterations &amp; Evaluations</text:p>
          </table:table-cell>
          <table:table-cell table:style-name="TableCell270">
            <text:p text:style-name="P271">20% – 19 marks</text:p>
          </table:table-cell>
        </table:table-row>
        <table:table-row table:style-name="TableRow272">
          <table:table-cell table:style-name="TableCell273">
            <text:p text:style-name="P274">a</text:p>
          </table:table-cell>
          <table:table-cell table:style-name="TableCell275">
            <text:p text:style-name="P276">Ethics Compliance</text:p>
            <text:list text:style-name="LFO40" text:continue-numbering="true">
              <text:list-item>
                <text:p text:style-name="P277">Ensure ethics documentation is complete, including participant consent forms and anonymized feedback data, following ethical standards.</text:p>
              </text:list-item>
            </text:list>
          </table:table-cell>
          <table:table-cell table:style-name="TableCell278">
            <text:p text:style-name="P279">3</text:p>
          </table:table-cell>
        </table:table-row>
        <table:table-row table:style-name="TableRow280">
          <table:table-cell table:style-name="TableCell281">
            <text:p text:style-name="P282">b</text:p>
          </table:table-cell>
          <table:table-cell table:style-name="TableCell283">
            <text:p text:style-name="P284">Documented Iterative Cycles</text:p>
            <text:list text:style-name="LFO39" text:continue-numbering="true">
              <text:list-item>
                <text:p text:style-name="P285">Check that the project includes at least three documented iterations, with iterative improvements across each cycle.</text:p>
              </text:list-item>
            </text:list>
          </table:table-cell>
          <table:table-cell table:style-name="TableCell286">
            <text:p text:style-name="P287">1</text:p>
          </table:table-cell>
        </table:table-row>
        <table:table-row table:style-name="TableRow288">
          <table:table-cell table:style-name="TableCell289">
            <text:p text:style-name="P290">c</text:p>
          </table:table-cell>
          <table:table-cell table:style-name="TableCell291">
            <text:p text:style-name="P292">Evaluation Techniques</text:p>
            <text:list text:style-name="LFO38" text:continue-numbering="true">
              <text:list-item>
                <text:p text:style-name="P293">Review the evaluation methods used (e.g., heuristic,<text:s/>walkthroughs)<text:s/>and their relevance to the project’s design.</text:p>
              </text:list-item>
            </text:list>
          </table:table-cell>
          <table:table-cell table:style-name="TableCell294">
            <text:p text:style-name="P295">4</text:p>
          </table:table-cell>
        </table:table-row>
        <table:table-row table:style-name="TableRow296">
          <table:table-cell table:style-name="TableCell297">
            <text:p text:style-name="P298">d</text:p>
          </table:table-cell>
          <table:table-cell table:style-name="TableCell299">
            <text:p text:style-name="P300">Evaluation Reasoning</text:p>
            <text:list text:style-name="LFO37" text:continue-numbering="true">
              <text:list-item>
                <text:p text:style-name="P301">Ensure clear reasoning behind each evaluation method and design choice, detailing why specific techniques were chosen.</text:p>
              </text:list-item>
            </text:list>
          </table:table-cell>
          <table:table-cell table:style-name="TableCell302">
            <text:p text:style-name="P303">2</text:p>
          </table:table-cell>
        </table:table-row>
        <table:table-row table:style-name="TableRow304">
          <table:table-cell table:style-name="TableCell305">
            <text:p text:style-name="P306">e</text:p>
          </table:table-cell>
          <table:table-cell table:style-name="TableCell307">
            <text:p text:style-name="P308">Feedback Integration</text:p>
            <text:list text:style-name="LFO36" text:continue-numbering="true">
              <text:list-item>
                <text:p text:style-name="P309">Award marks based on the extent to which customer feedback was incorporated, with clear documentation of implemented and deprioritized feedback.</text:p>
              </text:list-item>
            </text:list>
          </table:table-cell>
          <table:table-cell table:style-name="TableCell310">
            <text:p text:style-name="P311">6</text:p>
          </table:table-cell>
        </table:table-row>
        <table:table-row table:style-name="TableRow312">
          <table:table-cell table:style-name="TableCell313">
            <text:p text:style-name="P314">f</text:p>
          </table:table-cell>
          <table:table-cell table:style-name="TableCell315">
            <text:p text:style-name="P316">Evidence of Evaluation</text:p>
            <text:list text:style-name="LFO35" text:continue-numbering="true">
              <text:list-item>
                <text:p text:style-name="P317">Assess the quality and clarity of evaluation evidence, including tables, anonymized images, and summarized feedback data.</text:p>
              </text:list-item>
            </text:list>
          </table:table-cell>
          <table:table-cell table:style-name="TableCell318">
            <text:p text:style-name="P319">3</text:p>
          </table:table-cell>
        </table:table-row>
        <table:table-row table:style-name="TableRow320">
          <table:table-cell table:style-name="TableCell321">
            <text:p text:style-name="P322">4</text:p>
          </table:table-cell>
          <table:table-cell table:style-name="TableCell323">
            <text:p text:style-name="P324">Video Submissions</text:p>
          </table:table-cell>
          <table:table-cell table:style-name="TableCell325">
            <text:p text:style-name="P326">20% - 18 marks</text:p>
          </table:table-cell>
        </table:table-row>
        <table:table-row table:style-name="TableRow327">
          <table:table-cell table:style-name="TableCell328">
            <text:p text:style-name="P329">a</text:p>
          </table:table-cell>
          <table:table-cell table:style-name="TableCell330">
            <text:p text:style-name="P331">Iteration Videos</text:p>
            <text:list text:style-name="LFO34" text:continue-numbering="true">
              <text:list-item>
                <text:p text:style-name="P332">Evaluate the submission of three iteration videos, showcasing development progression, feedback, and adjustments.</text:p>
              </text:list-item>
            </text:list>
          </table:table-cell>
          <table:table-cell table:style-name="TableCell333">
            <text:p text:style-name="P334">3</text:p>
          </table:table-cell>
        </table:table-row>
        <table:table-row table:style-name="TableRow335">
          <table:table-cell table:style-name="TableCell336">
            <text:p text:style-name="P337">b</text:p>
          </table:table-cell>
          <table:table-cell table:style-name="TableCell338">
            <text:p text:style-name="P339">Showcase Video</text:p>
            <text:list text:style-name="LFO33" text:continue-numbering="true">
              <text:list-item>
                <text:p text:style-name="P340">Ensure submission of a final showcase video demonstrating the app’s main features and accessibility.</text:p>
              </text:list-item>
            </text:list>
          </table:table-cell>
          <table:table-cell table:style-name="TableCell341">
            <text:p text:style-name="P342">1</text:p>
          </table:table-cell>
        </table:table-row>
        <table:table-row table:style-name="TableRow343">
          <table:table-cell table:style-name="TableCell344">
            <text:p text:style-name="P345">c</text:p>
          </table:table-cell>
          <table:table-cell table:style-name="TableCell346">
            <text:p text:style-name="P347">Video Length Compliance</text:p>
            <text:list text:style-name="LFO32" text:continue-numbering="true">
              <text:list-item>
                <text:p text:style-name="P348">Check that all videos meet the required lengths (iterations: 45s-1m20s; showcase 1m20s-1m45s).</text:p>
              </text:list-item>
            </text:list>
          </table:table-cell>
          <table:table-cell table:style-name="TableCell349">
            <text:p text:style-name="P350">4</text:p>
          </table:table-cell>
        </table:table-row>
        <table:table-row table:style-name="TableRow351">
          <table:table-cell table:style-name="TableCell352">
            <text:p text:style-name="P353">d</text:p>
          </table:table-cell>
          <table:table-cell table:style-name="TableCell354">
            <text:p text:style-name="P355">Clarity &amp; Evolution</text:p>
            <text:list text:style-name="LFO31" text:continue-numbering="true">
              <text:list-item>
                <text:p text:style-name="P356">Review the quality, clarity, and accessibility<text:s/>of each video. Videos should be understandable on first viewing, with accessible<text:s/>features like subtitles where possible.</text:p>
              </text:list-item>
            </text:list>
          </table:table-cell>
          <table:table-cell table:style-name="TableCell357">
            <text:p text:style-name="P358">2</text:p>
          </table:table-cell>
        </table:table-row>
        <table:table-row table:style-name="TableRow359">
          <table:table-cell table:style-name="TableCell360">
            <text:p text:style-name="P361">e</text:p>
          </table:table-cell>
          <table:table-cell table:style-name="TableCell362">
            <text:p text:style-name="P363">Process &amp; Evolution</text:p>
            <text:list text:style-name="LFO29" text:continue-numbering="true">
              <text:list-item>
                <text:p text:style-name="P364">Award marks for evidence of development<text:s/>process and iterative evolution across videos, highlighting major improvements and design choices.</text:p>
              </text:list-item>
            </text:list>
          </table:table-cell>
          <table:table-cell table:style-name="TableCell365">
            <text:p text:style-name="P366">6</text:p>
          </table:table-cell>
        </table:table-row>
        <table:table-row table:style-name="TableRow367">
          <table:table-cell table:style-name="TableCell368">
            <text:p text:style-name="P369">f</text:p>
          </table:table-cell>
          <table:table-cell table:style-name="TableCell370">
            <text:p text:style-name="P371">Audience Appropriate Showcase</text:p>
            <text:list text:style-name="LFO28" text:continue-numbering="true">
              <text:list-item>
                <text:p text:style-name="P372">Assess the showcase video for its suitability for a general (non-technical) audience, effectively highlighting key features and usability reports</text:p>
              </text:list-item>
            </text:list>
          </table:table-cell>
          <table:table-cell table:style-name="TableCell373">
            <text:p text:style-name="P374">2</text:p>
          </table:table-cell>
        </table:table-row>
        <table:table-row table:style-name="TableRow375">
          <table:table-cell table:style-name="TableCell376">
            <text:p text:style-name="P377">6</text:p>
          </table:table-cell>
          <table:table-cell table:style-name="TableCell378">
            <text:p text:style-name="P379">Module Participation</text:p>
          </table:table-cell>
          <table:table-cell table:style-name="TableCell380">
            <text:p text:style-name="P381">10%</text:p>
          </table:table-cell>
        </table:table-row>
        <table:table-row table:style-name="TableRow382">
          <table:table-cell table:style-name="TableCell383">
            <text:p text:style-name="P384">Total</text:p>
          </table:table-cell>
          <table:table-cell table:style-name="TableCell385">
            <text:p text:style-name="P386">100%</text:p>
          </table:table-cell>
          <table:table-cell table:style-name="TableCell387">
            <text:p text:style-name="P388">83 mark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Wingdings"/>
    </style:style>
    <style:style style:name="WW_CharLFO13LVL8" style:family="text">
      <style:text-properties style:font-name="Symbol"/>
    </style:style>
    <style:style style:name="WW_CharLFO13LVL9" style:family="text">
      <style:text-properties style:font-name="Courier New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style:style style:name="WW_CharLFO21LVL1" style:family="text">
      <style:text-properties style:font-name="Wingdings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ourier New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Wingdings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Aptos"/>
    </style:style>
    <style:style style:name="WW_CharLFO50LVL2" style:family="text">
      <style:text-properties style:font-name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/>
    </style:style>
    <style:style style:name="WW_CharLFO5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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♦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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bullet text:level="1" text:style-name="WW_CharLFO21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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list-format-name="NLF1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♦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2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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6LVL2" text:bullet-char="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ander Del Brocco [sc22ajdb]</meta:initial-creator>
    <dc:creator>Alexander Del Brocco [sc22ajdb]</dc:creator>
    <meta:creation-date>2024-11-26T15:31:00Z</meta:creation-date>
    <dc:date>2024-11-26T15:31:00Z</dc:date>
    <meta:template xlink:href="Normal.dotm" xlink:type="simple"/>
    <meta:editing-cycles>1</meta:editing-cycles>
    <meta:editing-duration>PT0S</meta:editing-duration>
    <meta:document-statistic meta:page-count="1" meta:paragraph-count="25" meta:word-count="1882" meta:character-count="12586" meta:row-count="89" meta:non-whitespace-character-count="10729"/>
  </office:meta>
</office:document-meta>
</file>